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6cm"/>
    </style:style>
    <style:style style:name="co3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6" style:family="table-cell" style:parent-style-name="Default" style:data-style-name="N3">
      <style:text-properties style:text-position=""/>
    </style:style>
    <style:style style:name="ce7" style:family="table-cell" style:parent-style-name="Default" style:data-style-name="N3">
      <style:table-cell-properties fo:background-color="#eeeeee"/>
      <style:text-properties style:text-position=""/>
    </style:style>
    <style:style style:name="ce8" style:family="table-cell" style:parent-style-name="Default" style:data-style-name="N11">
      <style:table-cell-properties fo:background-color="#eeeeee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able-cell-properties fo:background-color="#eeeeee"/>
    </style:style>
    <style:style style:name="ce16" style:family="table-cell" style:parent-style-name="Default" style:data-style-name="N11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3" table:default-cell-style-name="ce8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Población de España</text:p>
          </table:table-cell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Padrón municipal 2016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table:style-name="ce6" office:value-type="float" office:value="4139194" calcext:value-type="float">
            <text:p>4.139.194</text:p>
          </table:table-cell>
          <table:table-cell table:style-name="ce6" office:value-type="float" office:value="4248913" calcext:value-type="float">
            <text:p>4.248.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table:style-name="ce6" office:value-type="float" office:value="647206" calcext:value-type="float">
            <text:p>647.206</text:p>
          </table:table-cell>
          <table:table-cell table:style-name="ce6" office:value-type="float" office:value="661357" calcext:value-type="float">
            <text:p>661.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table:style-name="ce6" office:value-type="float" office:value="497852" calcext:value-type="float">
            <text:p>497.852</text:p>
          </table:table-cell>
          <table:table-cell table:style-name="ce6" office:value-type="float" office:value="544756" calcext:value-type="float">
            <text:p>544.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table:style-name="ce6" office:value-type="float" office:value="550682" calcext:value-type="float">
            <text:p>550.682</text:p>
          </table:table-cell>
          <table:table-cell table:style-name="ce6" office:value-type="float" office:value="556538" calcext:value-type="float">
            <text:p>556.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table:style-name="ce6" office:value-type="float" office:value="1042838" calcext:value-type="float">
            <text:p>1.042.838</text:p>
          </table:table-cell>
          <table:table-cell table:style-name="ce6" office:value-type="float" office:value="1059086" calcext:value-type="float">
            <text:p>1.059.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table:style-name="ce6" office:value-type="float" office:value="282988" calcext:value-type="float">
            <text:p>282.988</text:p>
          </table:table-cell>
          <table:table-cell table:style-name="ce6" office:value-type="float" office:value="299218" calcext:value-type="float">
            <text:p>299.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table:style-name="ce6" office:value-type="float" office:value="1206775" calcext:value-type="float">
            <text:p>1.206.775</text:p>
          </table:table-cell>
          <table:table-cell table:style-name="ce6" office:value-type="float" office:value="1240744" calcext:value-type="float">
            <text:p>1.240.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table:style-name="ce6" office:value-type="float" office:value="1022722" calcext:value-type="float">
            <text:p>1.022.722</text:p>
          </table:table-cell>
          <table:table-cell table:style-name="ce6" office:value-type="float" office:value="1018909" calcext:value-type="float">
            <text:p>1.018.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table:style-name="ce6" office:value-type="float" office:value="3697368" calcext:value-type="float">
            <text:p>3.697.368</text:p>
          </table:table-cell>
          <table:table-cell table:style-name="ce6" office:value-type="float" office:value="3825228" calcext:value-type="float">
            <text:p>3.825.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table:style-name="ce6" office:value-type="float" office:value="2448748" calcext:value-type="float">
            <text:p>2.448.748</text:p>
          </table:table-cell>
          <table:table-cell table:style-name="ce6" office:value-type="float" office:value="2511220" calcext:value-type="float">
            <text:p>2.511.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table:style-name="ce6" office:value-type="float" office:value="539239" calcext:value-type="float">
            <text:p>539.239</text:p>
          </table:table-cell>
          <table:table-cell table:style-name="ce6" office:value-type="float" office:value="548539" calcext:value-type="float">
            <text:p>548.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table:style-name="ce6" office:value-type="float" office:value="1309809" calcext:value-type="float">
            <text:p>1.309.809</text:p>
          </table:table-cell>
          <table:table-cell table:style-name="ce6" office:value-type="float" office:value="1408716" calcext:value-type="float">
            <text:p>1.408.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table:style-name="ce6" office:value-type="float" office:value="3098631" calcext:value-type="float">
            <text:p>3.098.631</text:p>
          </table:table-cell>
          <table:table-cell table:style-name="ce6" office:value-type="float" office:value="3368365" calcext:value-type="float">
            <text:p>3.368.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table:style-name="ce6" office:value-type="float" office:value="733555" calcext:value-type="float">
            <text:p>733.555</text:p>
          </table:table-cell>
          <table:table-cell table:style-name="ce6" office:value-type="float" office:value="731292" calcext:value-type="float">
            <text:p>731.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table:style-name="ce6" office:value-type="float" office:value="317840" calcext:value-type="float">
            <text:p>317.840</text:p>
          </table:table-cell>
          <table:table-cell table:style-name="ce6" office:value-type="float" office:value="322807" calcext:value-type="float">
            <text:p>322.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table:style-name="ce6" office:value-type="float" office:value="1065580" calcext:value-type="float">
            <text:p>1.065.580</text:p>
          </table:table-cell>
          <table:table-cell table:style-name="ce6" office:value-type="float" office:value="1123954" calcext:value-type="float">
            <text:p>1.123.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table:style-name="ce6" office:value-type="float" office:value="155969" calcext:value-type="float">
            <text:p>155.969</text:p>
          </table:table-cell>
          <table:table-cell table:style-name="ce6" office:value-type="float" office:value="159825" calcext:value-type="float">
            <text:p>159.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table:style-name="ce6" office:value-type="float" office:value="42846" calcext:value-type="float">
            <text:p>42.846</text:p>
          </table:table-cell>
          <table:table-cell table:style-name="ce6" office:value-type="float" office:value="41673" calcext:value-type="float">
            <text:p>41.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table:style-name="ce6" office:value-type="float" office:value="43768" calcext:value-type="float">
            <text:p>43.768</text:p>
          </table:table-cell>
          <table:table-cell table:style-name="ce6" office:value-type="float" office:value="42258" calcext:value-type="float">
            <text:p>42.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Padrón municipal 2009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4113383" calcext:value-type="float">
            <text:p>4113383</text:p>
          </table:table-cell>
          <table:table-cell office:value-type="float" office:value="4189540" calcext:value-type="float">
            <text:p>41895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673819" calcext:value-type="float">
            <text:p>673819</text:p>
          </table:table-cell>
          <table:table-cell office:value-type="float" office:value="671654" calcext:value-type="float">
            <text:p>671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office:value-type="float" office:value="520916" calcext:value-type="float">
            <text:p>520916</text:p>
          </table:table-cell>
          <table:table-cell office:value-type="float" office:value="564373" calcext:value-type="float">
            <text:p>564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office:value-type="float" office:value="551079" calcext:value-type="float">
            <text:p>551079</text:p>
          </table:table-cell>
          <table:table-cell office:value-type="float" office:value="544347" calcext:value-type="float">
            <text:p>544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52636" calcext:value-type="float">
            <text:p>1052636</text:p>
          </table:table-cell>
          <table:table-cell office:value-type="float" office:value="1051356" calcext:value-type="float">
            <text:p>10513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288735" calcext:value-type="float">
            <text:p>288735</text:p>
          </table:table-cell>
          <table:table-cell office:value-type="float" office:value="300500" calcext:value-type="float">
            <text:p>300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272020" calcext:value-type="float">
            <text:p>1272020</text:p>
          </table:table-cell>
          <table:table-cell office:value-type="float" office:value="1291501" calcext:value-type="float">
            <text:p>1291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office:value-type="float" office:value="1051668" calcext:value-type="float">
            <text:p>1051668</text:p>
          </table:table-cell>
          <table:table-cell office:value-type="float" office:value="1029645" calcext:value-type="float">
            <text:p>1029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713765" calcext:value-type="float">
            <text:p>3713765</text:p>
          </table:table-cell>
          <table:table-cell office:value-type="float" office:value="3761655" calcext:value-type="float">
            <text:p>3761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office:value-type="float" office:value="2537898" calcext:value-type="float">
            <text:p>2537898</text:p>
          </table:table-cell>
          <table:table-cell office:value-type="float" office:value="2556777" calcext:value-type="float">
            <text:p>25567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7550" calcext:value-type="float">
            <text:p>547550</text:p>
          </table:table-cell>
          <table:table-cell office:value-type="float" office:value="554860" calcext:value-type="float">
            <text:p>5548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349603" calcext:value-type="float">
            <text:p>1349603</text:p>
          </table:table-cell>
          <table:table-cell office:value-type="float" office:value="1446486" calcext:value-type="float">
            <text:p>1446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office:value-type="float" office:value="3094874" calcext:value-type="float">
            <text:p>3094874</text:p>
          </table:table-cell>
          <table:table-cell office:value-type="float" office:value="3292058" calcext:value-type="float">
            <text:p>3292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office:value-type="float" office:value="731609" calcext:value-type="float">
            <text:p>731609</text:p>
          </table:table-cell>
          <table:table-cell office:value-type="float" office:value="714911" calcext:value-type="float">
            <text:p>714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office:value-type="float" office:value="315486" calcext:value-type="float">
            <text:p>315486</text:p>
          </table:table-cell>
          <table:table-cell office:value-type="float" office:value="315092" calcext:value-type="float">
            <text:p>3150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062412" calcext:value-type="float">
            <text:p>1062412</text:p>
          </table:table-cell>
          <table:table-cell office:value-type="float" office:value="1109763" calcext:value-type="float">
            <text:p>1109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office:value-type="float" office:value="162173" calcext:value-type="float">
            <text:p>162173</text:p>
          </table:table-cell>
          <table:table-cell office:value-type="float" office:value="159529" calcext:value-type="float">
            <text:p>159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office:value-type="float" office:value="40118" calcext:value-type="float">
            <text:p>40118</text:p>
          </table:table-cell>
          <table:table-cell office:value-type="float" office:value="38556" calcext:value-type="float">
            <text:p>38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office:value-type="float" office:value="37244" calcext:value-type="float">
            <text:p>37244</text:p>
          </table:table-cell>
          <table:table-cell office:value-type="float" office:value="36216" calcext:value-type="float">
            <text:p>36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Comparativa Padrón municipal 2009 / 2016</text:p>
          </table:table-cell>
          <table:table-cell table:style-name="ce2"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  <table:table-cell table:style-name="ce3" office:value-type="string" calcext:value-type="string">
            <text:p>% Hombres</text:p>
          </table:table-cell>
          <table:table-cell table:style-name="ce3" office:value-type="string" calcext:value-type="string">
            <text:p>% Mujeres</text:p>
          </table:table-cell>
          <table:table-cell table:style-name="ce3" office:value-type="string" calcext:value-type="string">
            <text:p>% Ambos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sturias (Principado de)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lears (Illes)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stilla - La Manch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munitat Valencian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drid (Comunidad de)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urcia (Región de)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Navarra (Comunidad Foral de)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ioja (La)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iudad autónoma de Ceut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Ciudad autónoma de Melilla</text:p>
          </table:table-cell>
          <table:table-cell table:style-name="ce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" table:number-columns-repeated="3"/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3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2cm" fo:margin-left="2cm" fo:margin-right="2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4:06:42.3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35:31.453000000</meta:creation-date>
    <dc:date>2017-03-13T14:06:55.983000000</dc:date>
    <meta:editing-duration>PT1H14M59S</meta:editing-duration>
    <meta:editing-cycles>13</meta:editing-cycles>
    <meta:generator>LibreOffice/4.2.4.2$Windows_x86 LibreOffice_project/63150712c6d317d27ce2db16eb94c2f3d7b699f8</meta:generator>
    <meta:document-statistic meta:table-count="2" meta:cell-count="158" meta:object-count="0"/>
  </office:meta>
</office:document-meta>
</file>